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↝ Synthèse : Qu’avez-vous réussi à faire ? Qu’est-ce qui n’a pas été fait ? Quelles fonctions ou</text:p>
      <text:p text:style-name="Standard">fonctionnalités de votre invention avez-vous ajoutées ?</text:p>
      <text:p text:style-name="Standard">↝ Analyse : quelles difficultés avez-vous rencontrées et comment les avez-vous surmontées ?</text:p>
      <text:p text:style-name="Standard">Quelles nouvelles notions (non vues en Cours/TD/TP) avez-vous vues pendant ce projet ?</text:p>
      <text:p text:style-name="Standard">↝ Démonstration de compétence : donnez un exemple permettant de montrer la manière dont</text:p>
      <text:p text:style-name="Standard">vous avez mis en œuvre la compétence ciblée par la SAé, en vous appuyant sur les appren-</text:p>
      <text:p text:style-name="Standard">tissages critiques et composantes essentielles impliqués (voir introduction).</text:p>
      <text:p text:style-name="Standard">↝ Avez-vous percé le mystère des activités émettrices de CO2 ? Quelles conclusions avez-vous</text:p>
      <text:p text:style-name="Standard">pu tirer de votre analyse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2:38:10.676020423</meta:creation-date>
    <dc:date>2024-11-02T12:39:08.408668707</dc:date>
    <meta:editing-duration>PT58S</meta:editing-duration>
    <meta:editing-cycles>1</meta:editing-cycles>
    <meta:document-statistic meta:table-count="0" meta:image-count="0" meta:object-count="0" meta:page-count="1" meta:paragraph-count="9" meta:word-count="110" meta:character-count="699" meta:non-whitespace-character-count="598"/>
    <meta:generator>LibreOffice/24.8.2.1$Linux_X86_64 LibreOffice_project/480$Build-1</meta:generator>
  </office:meta>
</office:document-meta>
</file>